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640000004B0F8982FA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711cm" draw:marker-start-width="1.372cm" draw:marker-end="Arrow" draw:marker-end-width="1.372cm" draw:fill="none" draw:textarea-horizontal-align="center" draw:textarea-vertical-align="middle" fo:padding-top="0.48cm" fo:padding-bottom="0.48cm" fo:padding-left="0.605cm" fo:padding-right="0.605cm"/>
    </style:style>
    <style:style style:name="pr1" style:family="presentation" style:parent-style-name="oranssi-subtitle">
      <style:graphic-properties draw:stroke="none" draw:fill-color="#ffffff" draw:auto-grow-height="true" fo:min-height="17.93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subtitle">
      <style:graphic-properties draw:fill="solid" draw:fill-color="#ffffff" draw:auto-grow-height="true" fo:min-height="7.62cm"/>
    </style:style>
    <style:style style:name="pr9" style:family="presentation" style:parent-style-name="oranssi-subtitle">
      <style:graphic-properties draw:fill="solid" draw:fill-color="#ffffff" draw:auto-grow-height="true" fo:min-height="8.255cm"/>
    </style:style>
    <style:style style:name="pr10" style:family="presentation" style:parent-style-name="oranssi-subtitle">
      <style:graphic-properties draw:fill="solid" draw:fill-color="#ffffff" draw:auto-grow-height="true" fo:min-height="12.3cm"/>
    </style:style>
    <style:style style:name="pr11" style:family="presentation" style:parent-style-name="oranssi-subtitle">
      <style:graphic-properties draw:fill="solid" draw:fill-color="#ffffff" draw:auto-grow-height="true" fo:min-height="12.294cm"/>
    </style:style>
    <style:style style:name="pr12" style:family="presentation" style:parent-style-name="oranssi-subtitle">
      <style:graphic-properties draw:fill="solid" draw:fill-color="#ffffff" draw:auto-grow-height="true" fo:min-height="15.24cm"/>
    </style:style>
    <style:style style:name="pr13" style:family="presentation" style:parent-style-name="oranssi-outline1" style:list-style-name="L3">
      <style:graphic-properties fo:min-height="12.443cm"/>
    </style:style>
    <style:style style:name="pr14" style:family="presentation" style:parent-style-name="oranssi-subtitle">
      <style:graphic-properties draw:fill="solid" draw:fill-color="#ffffff" draw:auto-grow-height="true" fo:min-height="13.859cm"/>
    </style:style>
    <style:style style:name="pr15" style:family="presentation" style:parent-style-name="oranssi-outline1" style:list-style-name="L5">
      <style:graphic-properties fo:min-height="13.461cm"/>
    </style:style>
    <style:style style:name="pr16" style:family="presentation" style:parent-style-name="oranssi-subtitle">
      <style:graphic-properties draw:fill="solid" draw:fill-color="#ffffff" draw:auto-grow-height="true" fo:min-height="11.199cm"/>
    </style:style>
    <style:style style:name="pr17" style:family="presentation" style:parent-style-name="oranssi-outline1" style:list-style-name="L4">
      <style:graphic-properties fo:min-height="12.443cm"/>
    </style:style>
    <style:style style:name="pr18" style:family="presentation" style:parent-style-name="oranssi-outline1" style:list-style-name="L5">
      <style:graphic-properties fo:min-height="13.46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'Courier 10 Pitch'" style:font-pitch="fixed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Internal events</text:span></text:p>
            <text:p><text:span text:style-name="T1">&amp;</text:span></text:p>
            <text:p><text:span text:style-name="T1">Advanced control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in Cé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quences (;)</text:p>
              </text:list-item>
              <text:list-item>
                <text:p>Conditionals (if-then-else)</text:p>
              </text:list-item>
              <text:list-item>
                <text:p>Repetition (loop)</text:p>
              </text:list-item>
              <text:list-item>
                <text:p>Parallelism (par/or, par/and)</text:p>
              </text:list-item>
            </text:list>
            <text:p/>
            <text:list text:continue-numbering="true" text:style-name="L2">
              <text:list-item>
                <text:p><text:span text:style-name="T2">Internal events</text:span></text:p>
                <text:list>
                  <text:list-item>
                    <text:p><text:span text:style-name="T3">stacked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tacked execution?</text:p>
          </draw:text-box>
        </draw:frame>
        <draw:frame presentation:style-name="pr7" draw:layer="layout" svg:width="25.199cm" svg:height="13.992cm" svg:x="1.4cm" svg:y="3.914cm" presentation:class="outline" presentation:user-transformed="true">
          <draw:text-box>
            <text:p><text:span text:style-name="T4"/></text:p>
            <text:list text:style-name="L2">
              <text:list-item>
                <text:p><text:span text:style-name="T4">Limited form of subroutines</text:span></text:p>
                <text:list>
                  <text:list-item>
                    <text:p><text:span text:style-name="T5">non-recursive</text:span></text:p>
                  </text:list-item>
                  <text:list-item>
                    <text:p><text:span text:style-name="T5">non-reentrant</text:span></text:p>
                  </text:list-item>
                  <text:list-item>
                    <text:p><text:span text:style-name="T5">but safe: bounded memory, no stack overflows</text:span></text:p>
                  </text:list-item>
                </text:list>
              </text:list-item>
              <text:list-item>
                <text:p><text:span text:style-name="T4">Useful?</text:span></text:p>
                <text:list>
                  <text:list-item>
                    <text:p><text:span text:style-name="T5">Finalization (TODO)</text:span></text:p>
                  </text:list-item>
                  <text:list-item>
                    <text:p><text:span text:style-name="T5">Exception handlers</text:span></text:p>
                  </text:list-item>
                  <text:list-item>
                    <text:p><text:span text:style-name="T5">Dataflow 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presentation:style-name="pr8" draw:text-style-name="P4" draw:layer="layout" svg:width="13.335cm" svg:height="8.845cm" svg:x="7.32cm" svg:y="0.802cm" presentation:class="subtitle" presentation:user-transformed="true">
          <draw:text-box>
            <text:p text:style-name="P3"><text:span text:style-name="T6"/></text:p>
            <text:p text:style-name="P3"><text:span text:style-name="T6"><text:s/></text:span><text:span text:style-name="T6">event int f;</text:span></text:p>
            <text:p text:style-name="P3"><text:span text:style-name="T6"><text:s/></text:span><text:span text:style-name="T6">par/or do</text:span></text:p>
            <text:p text:style-name="P3"><text:span text:style-name="T6"><text:s text:c="5"/></text:span><text:span text:style-name="T6">loop do</text:span></text:p>
            <text:p text:style-name="P3"><text:span text:style-name="T6"><text:s text:c="9"/></text:span><text:span text:style-name="T6">int v = await f;</text:span></text:p>
            <text:p text:style-name="P3"><text:span text:style-name="T6"><text:s text:c="9"/></text:span><text:span text:style-name="T6">_printf(”v = %d\n”, v);</text:span></text:p>
            <text:p text:style-name="P3"><text:span text:style-name="T6"><text:s text:c="5"/></text:span><text:span text:style-name="T6">end</text:span></text:p>
            <text:p text:style-name="P3"><text:span text:style-name="T6"><text:s/></text:span><text:span text:style-name="T6">with</text:span></text:p>
            <text:p text:style-name="P3"><text:span text:style-name="T6"><text:s text:c="5"/></text:span><text:span text:style-name="T6">emit f(1);</text:span></text:p>
            <text:p text:style-name="P3"><text:span text:style-name="T6"><text:s text:c="5"/></text:span><text:span text:style-name="T6">emit f(2);</text:span></text:p>
            <text:p text:style-name="P3"><text:span text:style-name="T6"><text:s/></text:span><text:span text:style-name="T6">end</text:span></text:p>
            <text:p text:style-name="P3"><text:span text:style-name="T6"/></text:p>
          </draw:text-box>
        </draw:frame>
        <draw:frame presentation:style-name="pr9" draw:text-style-name="P4" draw:layer="layout" svg:width="13.335cm" svg:height="8.845cm" svg:x="0.37cm" svg:y="11.565cm">
          <draw:text-box>
            <text:p text:style-name="P3"><text:span text:style-name="T6"/></text:p>
            <text:p text:style-name="P3"><text:span text:style-name="T6"><text:s/></text:span><text:span text:style-name="T6">par/or do</text:span></text:p>
            <text:p text:style-name="P3"><text:span text:style-name="T6"><text:s text:c="5"/></text:span><text:span text:style-name="T6">loop do</text:span></text:p>
            <text:p text:style-name="P3"><text:span text:style-name="T6"><text:s text:c="9"/></text:span><text:span text:style-name="T6">int v = await f;</text:span></text:p>
            <text:p text:style-name="P3"><text:span text:style-name="T6"><text:s text:c="9"/></text:span><text:span text:style-name="T6">_printf(”v = %d\n”, v);</text:span></text:p>
            <text:p text:style-name="P3"><text:span text:style-name="T6"><text:s text:c="9"/></text:span><text:span text:style-name="T6">emit f(v);</text:span></text:p>
            <text:p text:style-name="P3"><text:span text:style-name="T6"><text:s text:c="5"/></text:span><text:span text:style-name="T6">end</text:span></text:p>
            <text:p text:style-name="P3"><text:span text:style-name="T6"><text:s/></text:span><text:span text:style-name="T6">with</text:span></text:p>
            <text:p text:style-name="P3"><text:span text:style-name="T6"><text:s text:c="5"/></text:span><text:span text:style-name="T6">emit f(1);</text:span></text:p>
            <text:p text:style-name="P3"><text:span text:style-name="T6"><text:s text:c="5"/></text:span><text:span text:style-name="T6">emit f(2);</text:span></text:p>
            <text:p text:style-name="P3"><text:span text:style-name="T6"><text:s/></text:span><text:span text:style-name="T6">end</text:span></text:p>
            <text:p text:style-name="P3"><text:span text:style-name="T6"/></text:p>
          </draw:text-box>
        </draw:frame>
        <draw:frame presentation:style-name="pr9" draw:text-style-name="P4" draw:layer="layout" svg:width="13.335cm" svg:height="8.845cm" svg:x="14.27cm" svg:y="11.575cm">
          <draw:text-box>
            <text:p text:style-name="P3"><text:span text:style-name="T6"/></text:p>
            <text:p text:style-name="P3"><text:span text:style-name="T6"><text:s/></text:span><text:span text:style-name="T6">par/or do</text:span></text:p>
            <text:p text:style-name="P3"><text:span text:style-name="T6"><text:s text:c="5"/></text:span><text:span text:style-name="T6">loop do</text:span></text:p>
            <text:p text:style-name="P3"><text:span text:style-name="T6"><text:s text:c="9"/></text:span><text:span text:style-name="T6">int v = await f;</text:span></text:p>
            <text:p text:style-name="P3"><text:span text:style-name="T6"><text:s text:c="9"/></text:span><text:span text:style-name="T6">_printf(”v = %d\n”, v);</text:span></text:p>
            <text:p text:style-name="P3"><text:span text:style-name="T6"><text:s text:c="9"/></text:span><text:span text:style-name="T6">await g;</text:span></text:p>
            <text:p text:style-name="P3"><text:span text:style-name="T6"><text:s text:c="5"/></text:span><text:span text:style-name="T6">end</text:span></text:p>
            <text:p text:style-name="P3"><text:span text:style-name="T6"><text:s/></text:span><text:span text:style-name="T6">with</text:span></text:p>
            <text:p text:style-name="P3"><text:span text:style-name="T6"><text:s text:c="5"/></text:span><text:span text:style-name="T6">emit f(1);</text:span></text:p>
            <text:p text:style-name="P3"><text:span text:style-name="T6"><text:s text:c="5"/></text:span><text:span text:style-name="T6">emit f(2);</text:span></text:p>
            <text:p text:style-name="P3"><text:span text:style-name="T6"><text:s/></text:span><text:span text:style-name="T6">end</text:span></text:p>
            <text:p text:style-name="P3"><text:span text:style-name="T6"/></text:p>
          </draw:text-box>
        </draw:frame>
        <draw:frame draw:style-name="gr2" draw:text-style-name="P5" draw:layer="layout" svg:width="4.697cm" svg:height="0.962cm" svg:x="0.475cm" svg:y="10.495cm">
          <draw:text-box>
            <text:p><text:span text:style-name="T7">non-recursive</text:span></text:p>
          </draw:text-box>
        </draw:frame>
        <draw:frame draw:style-name="gr2" draw:text-style-name="P5" draw:layer="layout" svg:width="4.63cm" svg:height="0.962cm" svg:x="22.668cm" svg:y="10.46cm">
          <draw:text-box>
            <text:p><text:span text:style-name="T7">non-reentrant</text:span></text:p>
          </draw:text-box>
        </draw:frame>
        <draw:frame draw:style-name="gr2" draw:text-style-name="P7" draw:layer="layout" svg:width="3.779cm" svg:height="4.591cm" svg:x="1.37cm" svg:y="3.175cm">
          <draw:text-box>
            <text:p text:style-name="P6"><text:span text:style-name="T8">define `f´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call `f´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10" draw:text-style-name="P9" draw:layer="layout" svg:width="14.68cm" svg:height="12.3cm" svg:x="6.775cm" svg:y="4.945cm" presentation:class="subtitle" presentation:user-transformed="true">
          <draw:text-box>
            <text:p text:style-name="P3"><text:span text:style-name="T9"/></text:p>
            <text:p text:style-name="P3"><text:span text:style-name="T9"><text:s text:c="2"/></text:span><text:span text:style-name="T9">input void A,F;</text:span></text:p>
            <text:p text:style-name="P3"><text:span text:style-name="T9"><text:s text:c="2"/></text:span><text:span text:style-name="T9">par/or do</text:span></text:p>
            <text:p text:style-name="P3"><text:span text:style-name="T9"><text:s text:c="5"/></text:span><text:span text:style-name="T9">_t* ptr = _malloc(...);</text:span></text:p>
            <text:p text:style-name="P3"><text:span text:style-name="T9"><text:s text:c="5"/></text:span><text:span text:style-name="T9">... // use `ptr'</text:span></text:p>
            <text:p text:style-name="P3"><text:span text:style-name="T9"><text:s text:c="5"/></text:span><text:span text:style-name="T9">await A;</text:span></text:p>
            <text:p text:style-name="P3"><text:span text:style-name="T9"><text:s text:c="5"/></text:span><text:span text:style-name="T9">... // use `ptr' again</text:span></text:p>
            <text:p text:style-name="P3"><text:span text:style-name="T9"><text:s text:c="5"/></text:span><text:span text:style-name="T9">_free(ptr);</text:span></text:p>
            <text:p text:style-name="P3"><text:span text:style-name="T9"><text:s text:c="2"/></text:span><text:span text:style-name="T9">with</text:span></text:p>
            <text:p text:style-name="P3"><text:span text:style-name="T9"><text:s text:c="5"/></text:span><text:span text:style-name="T9">await F;</text:span></text:p>
            <text:p text:style-name="P3"><text:span text:style-name="T9"><text:s text:c="2"/></text:span><text:span text:style-name="T9">end</text:span></text:p>
            <text:p text:style-name="P3"><text:span text:style-name="T9"><text:s text:c="2"/></text:span><text:span text:style-name="T9">... <text:s text:c="2"/>// program continues</text:span></text:p>
            <text:p text:style-name="P3"><text:span text:style-name="T9"/></text:p>
          </draw:text-box>
        </draw:frame>
        <draw:frame presentation:style-name="pr3" draw:layer="layout" svg:width="25.199cm" svg:height="3.506cm" svg:x="1.4cm" svg:y="0.837cm" presentation:class="title">
          <draw:text-box>
            <text:p>Finalizers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9">
        <office:forms form:automatic-focus="false" form:apply-design-mode="false"/>
        <draw:frame presentation:style-name="pr10" draw:text-style-name="P4" draw:layer="layout" svg:width="11.29cm" svg:height="12.3cm" svg:x="0.775cm" svg:y="4.845cm" presentation:class="subtitle" presentation:user-transformed="true">
          <draw:text-box>
            <text:p text:style-name="P3"><text:span text:style-name="T6"/></text:p>
            <text:p text:style-name="P3"><text:span text:style-name="T6"><text:s/></text:span><text:span text:style-name="T6">input void A,F;</text:span></text:p>
            <text:p text:style-name="P3"><text:span text:style-name="T6"><text:s/></text:span><text:span text:style-name="T6">par/or do</text:span></text:p>
            <text:p text:style-name="P3"><text:span text:style-name="T6"/></text:p>
            <text:p text:style-name="P3"><text:span text:style-name="T6"><text:s text:c="4"/></text:span><text:span text:style-name="T6">_t* ptr = _malloc(...);</text:span></text:p>
            <text:p text:style-name="P3"><text:span text:style-name="T6"><text:s text:c="4"/></text:span><text:span text:style-name="T6">... // use `ptr'</text:span></text:p>
            <text:p text:style-name="P3"><text:span text:style-name="T6"><text:s text:c="4"/></text:span><text:span text:style-name="T6">await A;</text:span></text:p>
            <text:p text:style-name="P3"><text:span text:style-name="T6"><text:s text:c="4"/></text:span><text:span text:style-name="T6">... // use `ptr' again</text:span></text:p>
            <text:p text:style-name="P3"><text:span text:style-name="T6"/></text:p>
            <text:p text:style-name="P3"><text:span text:style-name="T6"><text:s text:c="4"/></text:span><text:span text:style-name="T6">_free(ptr);</text:span></text:p>
            <text:p text:style-name="P3"><text:span text:style-name="T6"/></text:p>
            <text:p text:style-name="P3"><text:span text:style-name="T6"><text:s/></text:span><text:span text:style-name="T6">with</text:span></text:p>
            <text:p text:style-name="P3"><text:span text:style-name="T6"><text:s text:c="4"/></text:span><text:span text:style-name="T6">await F;</text:span></text:p>
            <text:p text:style-name="P3"><text:span text:style-name="T6"><text:s/></text:span><text:span text:style-name="T6">end</text:span></text:p>
            <text:p text:style-name="P3"><text:span text:style-name="T6"><text:s/></text:span><text:span text:style-name="T6">... <text:s text:c="2"/>// program continues</text:span></text:p>
            <text:p text:style-name="P3"><text:span text:style-name="T6"/></text:p>
          </draw:text-box>
        </draw:frame>
        <draw:frame presentation:style-name="pr3" draw:layer="layout" svg:width="25.199cm" svg:height="3.506cm" svg:x="1.4cm" svg:y="0.837cm" presentation:class="title">
          <draw:text-box>
            <text:p>Finalizers</text:p>
          </draw:text-box>
        </draw:frame>
        <draw:frame presentation:style-name="pr11" draw:text-style-name="P4" draw:layer="layout" svg:width="11.43cm" svg:height="12.294cm" svg:x="15.875cm" svg:y="4.851cm">
          <draw:text-box>
            <text:p text:style-name="P3"><text:span text:style-name="T6"><text:s text:c="2"/></text:span><text:span text:style-name="T6">input void A,F;</text:span></text:p>
            <text:p text:style-name="P3"><text:span text:style-name="T6"><text:s text:c="2"/></text:span><text:span text:style-name="T6">par/or do</text:span></text:p>
            <text:p text:style-name="P3"><text:span text:style-name="T6"><text:s text:c="4"/></text:span><text:span text:style-name="T10">do</text:span></text:p>
            <text:p text:style-name="P3"><text:span text:style-name="T6"><text:s text:c="6"/></text:span><text:span text:style-name="T6">_t* ptr = _malloc();</text:span></text:p>
            <text:p text:style-name="P3"><text:span text:style-name="T6"><text:s text:c="6"/></text:span><text:span text:style-name="T6">... // use `ptr'</text:span></text:p>
            <text:p text:style-name="P3"><text:span text:style-name="T6"><text:s text:c="6"/></text:span><text:span text:style-name="T6">await A;</text:span></text:p>
            <text:p text:style-name="P3"><text:span text:style-name="T6"><text:s text:c="6"/></text:span><text:span text:style-name="T6">... // use `ptr' again</text:span></text:p>
            <text:p text:style-name="P3"><text:span text:style-name="T6"><text:s text:c="4"/></text:span><text:span text:style-name="T10">finally</text:span></text:p>
            <text:p text:style-name="P3"><text:span text:style-name="T6"><text:s text:c="6"/></text:span><text:span text:style-name="T6">_free(ptr);</text:span></text:p>
            <text:p text:style-name="P3"><text:span text:style-name="T6"><text:s text:c="4"/></text:span><text:span text:style-name="T10">end</text:span></text:p>
            <text:p text:style-name="P3"><text:span text:style-name="T6"><text:s text:c="2"/></text:span><text:span text:style-name="T6">with</text:span></text:p>
            <text:p text:style-name="P3"><text:span text:style-name="T6"><text:s text:c="4"/></text:span><text:span text:style-name="T6">await F;</text:span></text:p>
            <text:p text:style-name="P3"><text:span text:style-name="T6"><text:s text:c="2"/></text:span><text:span text:style-name="T6">end</text:span></text:p>
            <text:p text:style-name="P3"><text:span text:style-name="T6"><text:s text:c="2"/></text:span><text:span text:style-name="T6">... <text:s text:c="2"/>// program continues</text:span></text:p>
          </draw:text-box>
        </draw:frame>
        <draw:line draw:style-name="gr3" draw:text-style-name="P10" draw:layer="layout" svg:x1="12.065cm" svg:y1="10.795cm" svg:x2="15.875cm" svg:y2="10.795cm">
          <text:p/>
        </draw:lin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alizers (transf)</text:p>
          </draw:text-box>
        </draw:frame>
        <draw:frame presentation:style-name="pr12" draw:text-style-name="P4" draw:layer="layout" svg:width="11.9cm" svg:height="15.24cm" svg:x="0.935cm" svg:y="4.445cm">
          <draw:text-box>
            <text:p text:style-name="P3"><text:span text:style-name="T6"><text:s text:c="2"/></text:span><text:span text:style-name="T6">input void A,F;</text:span></text:p>
            <text:p text:style-name="P3"><text:span text:style-name="T6"/></text:p>
            <text:p text:style-name="P3"><text:span text:style-name="T6"><text:s text:c="2"/></text:span><text:span text:style-name="T6">par/or do</text:span></text:p>
            <text:p text:style-name="P3"><text:span text:style-name="T6"><text:s text:c="4"/></text:span><text:span text:style-name="T10">do</text:span></text:p>
            <text:p text:style-name="P3"><text:span text:style-name="T6"><text:s text:c="6"/></text:span><text:span text:style-name="T6">_t* ptr = _malloc();</text:span></text:p>
            <text:p text:style-name="P3"><text:span text:style-name="T6"><text:s text:c="6"/></text:span><text:span text:style-name="T6">... // use `ptr'</text:span></text:p>
            <text:p text:style-name="P3"><text:span text:style-name="T6"><text:s text:c="6"/></text:span><text:span text:style-name="T6">await A;</text:span></text:p>
            <text:p text:style-name="P3"><text:span text:style-name="T6"><text:s text:c="6"/></text:span><text:span text:style-name="T6">... // use `ptr' again</text:span></text:p>
            <text:p text:style-name="P3"><text:span text:style-name="T6"/></text:p>
            <text:p text:style-name="P3"><text:span text:style-name="T6"><text:s text:c="4"/></text:span><text:span text:style-name="T10">finally</text:span></text:p>
            <text:p text:style-name="P3"><text:span text:style-name="T10"/></text:p>
            <text:p text:style-name="P3"><text:span text:style-name="T6"><text:s text:c="6"/></text:span><text:span text:style-name="T6">_free(ptr);</text:span></text:p>
            <text:p text:style-name="P3"><text:span text:style-name="T6"><text:s text:c="4"/></text:span><text:span text:style-name="T10">end</text:span></text:p>
            <text:p text:style-name="P3"><text:span text:style-name="T6"><text:s text:c="2"/></text:span><text:span text:style-name="T6">with</text:span></text:p>
            <text:p text:style-name="P3"><text:span text:style-name="T6"><text:s text:c="4"/></text:span><text:span text:style-name="T6">await F;</text:span></text:p>
            <text:p text:style-name="P3"><text:span text:style-name="T6"/></text:p>
            <text:p text:style-name="P3"><text:span text:style-name="T6"><text:s text:c="2"/></text:span><text:span text:style-name="T6">end</text:span></text:p>
            <text:p text:style-name="P3"><text:span text:style-name="T6"><text:s text:c="2"/></text:span><text:span text:style-name="T6">... <text:s text:c="2"/>// program continues</text:span></text:p>
          </draw:text-box>
        </draw:frame>
        <draw:frame presentation:style-name="pr12" draw:text-style-name="P4" draw:layer="layout" svg:width="11.43cm" svg:height="15.24cm" svg:x="15.64cm" svg:y="4.445cm">
          <draw:text-box>
            <text:p text:style-name="P3"><text:span text:style-name="T6"/></text:p>
            <text:p text:style-name="P3"><text:span text:style-name="T6"><text:s/></text:span><text:span text:style-name="T6">input void A,F;</text:span></text:p>
            <text:p text:style-name="P3"><text:span text:style-name="T10"><text:s/></text:span><text:span text:style-name="T10">event void $fin; <text:s text:c="8"/>(1)</text:span></text:p>
            <text:p text:style-name="P3"><text:span text:style-name="T6"><text:s/></text:span><text:span text:style-name="T6">par/or do</text:span></text:p>
            <text:p text:style-name="P3"><text:span text:style-name="T6"><text:s text:c="3"/></text:span><text:span text:style-name="T10">par/and do <text:s text:c="12"/>(2)</text:span></text:p>
            <text:p text:style-name="P3"><text:span text:style-name="T6"><text:s text:c="5"/></text:span><text:span text:style-name="T6">_t* ptr = _malloc();</text:span></text:p>
            <text:p text:style-name="P3"><text:span text:style-name="T6"><text:s text:c="5"/></text:span><text:span text:style-name="T6">... // use `ptr'</text:span></text:p>
            <text:p text:style-name="P3"><text:span text:style-name="T6"><text:s text:c="5"/></text:span><text:span text:style-name="T6">await A;</text:span></text:p>
            <text:p text:style-name="P3"><text:span text:style-name="T6"><text:s text:c="5"/></text:span><text:span text:style-name="T6">... // use `ptr' again</text:span></text:p>
            <text:p text:style-name="P3"><text:span text:style-name="T6"><text:s text:c="5"/></text:span><text:span text:style-name="T10">emit $fin; <text:s text:c="10"/>(3)</text:span></text:p>
            <text:p text:style-name="P3"><text:span text:style-name="T6"><text:s text:c="3"/></text:span><text:span text:style-name="T10">with</text:span></text:p>
            <text:p text:style-name="P3"><text:span text:style-name="T6"><text:s text:c="5"/></text:span><text:span text:style-name="T10">await $fin; <text:s text:c="9"/>(4)</text:span></text:p>
            <text:p text:style-name="P3"><text:span text:style-name="T6"><text:s text:c="5"/></text:span><text:span text:style-name="T6">_free(ptr);</text:span></text:p>
            <text:p text:style-name="P3"><text:span text:style-name="T6"><text:s text:c="3"/></text:span><text:span text:style-name="T10">end</text:span></text:p>
            <text:p text:style-name="P3"><text:span text:style-name="T6"><text:s/></text:span><text:span text:style-name="T6">with</text:span></text:p>
            <text:p text:style-name="P3"><text:span text:style-name="T6"><text:s text:c="3"/></text:span><text:span text:style-name="T6">await F;</text:span></text:p>
            <text:p text:style-name="P3"><text:span text:style-name="T6"><text:s text:c="3"/></text:span><text:span text:style-name="T10">emit $fin; <text:s text:c="12"/>(5)</text:span></text:p>
            <text:p text:style-name="P3"><text:span text:style-name="T6"><text:s/></text:span><text:span text:style-name="T6">end</text:span></text:p>
            <text:p text:style-name="P3"><text:span text:style-name="T6"><text:s/></text:span><text:span text:style-name="T6">... <text:s text:c="2"/>// program continues</text:span></text:p>
            <text:p text:style-name="P3"><text:span text:style-name="T6"/></text:p>
          </draw:text-box>
        </draw:frame>
        <draw:line draw:style-name="gr3" draw:text-style-name="P10" draw:layer="layout" svg:x1="12.7cm" svg:y1="11.43cm" svg:x2="15.875cm" svg:y2="11.43cm">
          <text:p/>
        </draw:lin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Finalizers (trace)</text:p>
          </draw:text-box>
        </draw:frame>
        <draw:frame presentation:style-name="pr13" draw:text-style-name="P11" draw:layer="layout" svg:width="12.065cm" svg:height="12.443cm" svg:x="1.27cm" svg:y="5.08cm" presentation:class="outline" presentation:user-transformed="true">
          <draw:text-box>
            <text:list text:style-name="L3">
              <text:list-item>
                <text:p><text:span text:style-name="T11"><text:s text:c="2"/></text:span><text:span text:style-name="T8">do-finally</text:span><text:span text:style-name="T12"> executes completely</text:span></text:p>
              </text:list-item>
              <text:list-item>
                <text:p><text:span text:style-name="T11"><text:s text:c="2"/></text:span><text:span text:style-name="T11">a trail terminates before </text:span><text:span text:style-name="T8">do-finally</text:span><text:span text:style-name="T11"> starts</text:span></text:p>
              </text:list-item>
              <text:list-item>
                <text:p><text:span text:style-name="T11"><text:s text:c="2"/></text:span><text:span text:style-name="T11">a trail terminates while </text:span><text:span text:style-name="T8">do-finally</text:span><text:span text:style-name="T11"> is blocked</text:span></text:p>
              </text:list-item>
              <text:list-item>
                <text:p><text:span text:style-name="T13"><text:s text:c="2"/></text:span><text:span text:style-name="T13">a trail terminates concurrently with </text:span><text:span text:style-name="T14">do-finally</text:span></text:p>
              </text:list-item>
            </text:list>
          </draw:text-box>
        </draw:frame>
        <draw:frame presentation:style-name="pr12" draw:text-style-name="P4" draw:layer="layout" svg:width="11.43cm" svg:height="15.24cm" svg:x="15.64cm" svg:y="4.445cm">
          <draw:text-box>
            <text:p text:style-name="P3"><text:span text:style-name="T6"/></text:p>
            <text:p text:style-name="P3"><text:span text:style-name="T6"><text:s/></text:span><text:span text:style-name="T6">input void A,F;</text:span></text:p>
            <text:p text:style-name="P3"><text:span text:style-name="T10"><text:s/></text:span><text:span text:style-name="T10">event void $fin;</text:span></text:p>
            <text:p text:style-name="P3"><text:span text:style-name="T6"><text:s/></text:span><text:span text:style-name="T6">par/or do</text:span></text:p>
            <text:p text:style-name="P3"><text:span text:style-name="T6"><text:s text:c="3"/></text:span><text:span text:style-name="T10">par/and do</text:span></text:p>
            <text:p text:style-name="P3"><text:span text:style-name="T6"><text:s text:c="5"/></text:span><text:span text:style-name="T6">_t* ptr = _malloc();</text:span></text:p>
            <text:p text:style-name="P3"><text:span text:style-name="T6"><text:s text:c="5"/></text:span><text:span text:style-name="T6">... // use `ptr'</text:span></text:p>
            <text:p text:style-name="P3"><text:span text:style-name="T6"><text:s text:c="5"/></text:span><text:span text:style-name="T6">await A;</text:span></text:p>
            <text:p text:style-name="P3"><text:span text:style-name="T6"><text:s text:c="5"/></text:span><text:span text:style-name="T6">... // use `ptr' again</text:span></text:p>
            <text:p text:style-name="P3"><text:span text:style-name="T6"><text:s text:c="5"/></text:span><text:span text:style-name="T10">emit $fin;</text:span></text:p>
            <text:p text:style-name="P3"><text:span text:style-name="T6"><text:s text:c="3"/></text:span><text:span text:style-name="T10">with</text:span></text:p>
            <text:p text:style-name="P3"><text:span text:style-name="T6"><text:s text:c="5"/></text:span><text:span text:style-name="T10">await $fin;</text:span></text:p>
            <text:p text:style-name="P3"><text:span text:style-name="T6"><text:s text:c="5"/></text:span><text:span text:style-name="T6">_free(ptr);</text:span></text:p>
            <text:p text:style-name="P3"><text:span text:style-name="T6"><text:s text:c="3"/></text:span><text:span text:style-name="T10">end</text:span></text:p>
            <text:p text:style-name="P3"><text:span text:style-name="T6"><text:s/></text:span><text:span text:style-name="T6">with</text:span></text:p>
            <text:p text:style-name="P3"><text:span text:style-name="T6"><text:s text:c="3"/></text:span><text:span text:style-name="T6">await F;</text:span></text:p>
            <text:p text:style-name="P3"><text:span text:style-name="T6"><text:s text:c="3"/></text:span><text:span text:style-name="T10">emit $fin;</text:span></text:p>
            <text:p text:style-name="P3"><text:span text:style-name="T6"><text:s/></text:span><text:span text:style-name="T6">end</text:span></text:p>
            <text:p text:style-name="P3"><text:span text:style-name="T6"><text:s/></text:span><text:span text:style-name="T6">... <text:s text:c="2"/>// program continues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9">
        <draw:frame presentation:style-name="pr14" draw:text-style-name="P4" draw:layer="layout" svg:width="13.17cm" svg:height="13.859cm" svg:x="13.97cm" svg:y="4.642cm" presentation:class="subtitle" presentation:user-transformed="true">
          <draw:text-box>
            <text:p text:style-name="P3"><text:span text:style-name="T6"/></text:p>
            <text:p text:style-name="P3"><text:span text:style-name="T6"><text:s text:c="2"/></text:span><text:span text:style-name="T6">// DECLARATIONS</text:span></text:p>
            <text:p text:style-name="P3"><text:span text:style-name="T6"><text:s text:c="2"/></text:span><text:span text:style-name="T6">input int <text:s text:c="3"/>ENTRY;</text:span></text:p>
            <text:p text:style-name="P3"><text:span text:style-name="T6"><text:s text:c="2"/></text:span><text:span text:style-name="T6">_FILE* <text:s text:c="6"/>f;</text:span></text:p>
            <text:p text:style-name="P3"><text:span text:style-name="T6"><text:s text:c="2"/></text:span><text:span text:style-name="T6">_char[10] <text:s text:c="3"/>buf;</text:span></text:p>
            <text:p text:style-name="P3"><text:span text:style-name="T6"><text:s text:c="2"/></text:span><text:span text:style-name="T6">event _char* open;</text:span></text:p>
            <text:p text:style-name="P3"><text:span text:style-name="T6"><text:s text:c="2"/></text:span><text:span text:style-name="T6">event int <text:s text:c="3"/>read;</text:span></text:p>
            <text:p text:style-name="P3"><text:span text:style-name="T6"><text:s text:c="2"/></text:span><text:span text:style-name="T6">event int <text:s text:c="3"/>excpt;</text:span></text:p>
            <text:p text:style-name="P3"><text:span text:style-name="T6"/></text:p>
            <text:p text:style-name="P3"><text:span text:style-name="T6"><text:s text:c="2"/></text:span><text:span text:style-name="T6">// NORMAL FLOW</text:span></text:p>
            <text:p text:style-name="P3"><text:span text:style-name="T6"><text:s text:c="2"/></text:span><text:span text:style-name="T6">emit open("log.txt");</text:span></text:p>
            <text:p text:style-name="P3"><text:span text:style-name="T6"><text:s text:c="2"/></text:span><text:span text:style-name="T6">loop do</text:span></text:p>
            <text:p text:style-name="P3"><text:span text:style-name="T6"><text:s text:c="6"/></text:span><text:span text:style-name="T6">int n = await ENTRY;</text:span></text:p>
            <text:p text:style-name="P3"><text:span text:style-name="T6"><text:s text:c="6"/></text:span><text:span text:style-name="T6">emit read(n);</text:span></text:p>
            <text:p text:style-name="P3"><text:span text:style-name="T6"><text:s text:c="6"/></text:span><text:span text:style-name="T6">_printf("log: %s\n", buf);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draw:frame presentation:style-name="pr6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15" draw:text-style-name="P12" draw:layer="layout" svg:width="11.934cm" svg:height="13.461cm" svg:x="1.401cm" svg:y="4.445cm" presentation:class="outline" presentation:user-transformed="true">
          <draw:text-box>
            <text:p><text:span text:style-name="T15"/></text:p>
            <text:p><text:span text:style-name="T15"/></text:p>
            <text:list text:style-name="L2">
              <text:list-item>
                <text:p><text:span text:style-name="T15">External entity</text:span></text:p>
                <text:list>
                  <text:list-item>
                    <text:p><text:span text:style-name="T16">writes to ”log.txt”</text:span></text:p>
                  </text:list-item>
                  <text:list-item>
                    <text:p><text:span text:style-name="T16">notifies via ENTRY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9">
        <draw:frame presentation:style-name="pr10" draw:text-style-name="P4" draw:layer="layout" svg:width="19.685cm" svg:height="15.52cm" svg:x="4.245cm" svg:y="4.337cm" presentation:class="subtitle" presentation:user-transformed="true">
          <draw:text-box>
            <text:p text:style-name="P3"><text:span text:style-name="T6"/></text:p>
            <text:p text:style-name="P3"><text:span text:style-name="T6"><text:s text:c="2"/></text:span><text:span text:style-name="T6">// DECLARATIONS (as in previous code)</text:span></text:p>
            <text:p text:style-name="P3"><text:span text:style-name="T6"><text:s text:c="2"/></text:span><text:span text:style-name="T6">par/or do</text:span></text:p>
            <text:p text:style-name="P3"><text:span text:style-name="T6"><text:s text:c="5"/></text:span><text:span text:style-name="T6">// NORMAL FLOW (as in previous code)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loop do <text:s text:c="4"/>// OPEN function</text:span></text:p>
            <text:p text:style-name="P3"><text:span text:style-name="T6"><text:s text:c="8"/></text:span><text:span text:style-name="T6">_char* filename = await open;</text:span></text:p>
            <text:p text:style-name="P3"><text:span text:style-name="T6"><text:s text:c="8"/></text:span><text:span text:style-name="T6">f = _open(filename);</text:span></text:p>
            <text:p text:style-name="P3"><text:span text:style-name="T6"><text:s text:c="8"/></text:span><text:span text:style-name="T6">if f == _NULL then</text:span></text:p>
            <text:p text:style-name="P3"><text:span text:style-name="T6"><text:s text:c="11"/></text:span><text:span text:style-name="T10">emit excpt(1);</text:span><text:span text:style-name="T6"> <text:s/>// 1 = open exception</text:span></text:p>
            <text:p text:style-name="P3"><text:span text:style-name="T6"><text:s text:c="8"/></text:span><text:span text:style-name="T6">end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loop do <text:s text:c="4"/>// READ function</text:span></text:p>
            <text:p text:style-name="P3"><text:span text:style-name="T6"><text:s text:c="8"/></text:span><text:span text:style-name="T6">int n = await read;</text:span></text:p>
            <text:p text:style-name="P3"><text:span text:style-name="T6"><text:s text:c="8"/></text:span><text:span text:style-name="T6">if (n &gt; 10) || (_read(f,buf,n) != n) then</text:span></text:p>
            <text:p text:style-name="P3"><text:span text:style-name="T6"><text:s text:c="11"/></text:span><text:span text:style-name="T10">emit excpt(2);</text:span><text:span text:style-name="T6"> <text:s/>// 2 = read exception</text:span></text:p>
            <text:p text:style-name="P3"><text:span text:style-name="T6"><text:s text:c="8"/></text:span><text:span text:style-name="T6">end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draw:frame presentation:style-name="pr3" draw:layer="layout" svg:width="25.199cm" svg:height="3.506cm" svg:x="1.4cm" svg:y="0.837cm" presentation:class="title">
          <draw:text-box>
            <text:p>Exceptions (ops)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9">
        <draw:frame presentation:style-name="pr16" draw:text-style-name="P4" draw:layer="layout" svg:width="12.7cm" svg:height="11.199cm" svg:x="0.435cm" svg:y="5.715cm" presentation:class="subtitle" presentation:user-transformed="true">
          <draw:text-box>
            <text:p text:style-name="P3"><text:span text:style-name="T6"/></text:p>
            <text:p text:style-name="P3"><text:span text:style-name="T6"><text:s text:c="2"/></text:span><text:span text:style-name="T6">// DECLARATIONS</text:span></text:p>
            <text:p text:style-name="P3"><text:span text:style-name="T6"><text:s text:c="2"/></text:span><text:span text:style-name="T6">par/or do</text:span></text:p>
            <text:p text:style-name="P3"><text:span text:style-name="T6"><text:s text:c="6"/></text:span><text:span text:style-name="T6">par/or do</text:span></text:p>
            <text:p text:style-name="P3"><text:span text:style-name="T6"><text:s text:c="10"/></text:span><text:span text:style-name="T6">// NORMAL FLOW</text:span></text:p>
            <text:p text:style-name="P3"><text:span text:style-name="T6"><text:s text:c="6"/></text:span><text:span text:style-name="T6">with</text:span></text:p>
            <text:p text:style-name="P3"><text:span text:style-name="T6"><text:s text:c="10"/></text:span><text:span text:style-name="T6">await excpt; // catch</text:span></text:p>
            <text:p text:style-name="P3"><text:span text:style-name="T6"><text:s text:c="6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6"/></text:span><text:span text:style-name="T6">// OPERATIONS <text:s text:c="3"/>// throw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draw:frame presentation:style-name="pr3" draw:layer="layout" svg:width="25.199cm" svg:height="3.506cm" svg:x="1.4cm" svg:y="0.837cm" presentation:class="title">
          <draw:text-box>
            <text:p>Exceptions (catch)</text:p>
          </draw:text-box>
        </draw:frame>
        <draw:frame presentation:style-name="pr16" draw:text-style-name="P4" draw:layer="layout" svg:width="12.121cm" svg:height="13.267cm" svg:x="15.44cm" svg:y="4.913cm">
          <draw:text-box>
            <text:p text:style-name="P3"><text:span text:style-name="T6"/></text:p>
            <text:p text:style-name="P3"><text:span text:style-name="T6"><text:s text:c="2"/></text:span><text:span text:style-name="T6">// DECLARATIONS</text:span></text:p>
            <text:p text:style-name="P3"><text:span text:style-name="T6"><text:s text:c="2"/></text:span><text:span text:style-name="T6">par/or do</text:span></text:p>
            <text:p text:style-name="P3"><text:span text:style-name="T6"><text:s text:c="5"/></text:span><text:span text:style-name="T6">par/or do</text:span></text:p>
            <text:p text:style-name="P3"><text:span text:style-name="T6"><text:s text:c="8"/></text:span><text:span text:style-name="T6">do</text:span></text:p>
            <text:p text:style-name="P3"><text:span text:style-name="T6"><text:s text:c="11"/></text:span><text:span text:style-name="T6">// NORMAL FLOW</text:span></text:p>
            <text:p text:style-name="P3"><text:span text:style-name="T6"><text:s text:c="8"/></text:span><text:span text:style-name="T6">finally do</text:span></text:p>
            <text:p text:style-name="P3"><text:span text:style-name="T6"><text:s text:c="11"/></text:span><text:span text:style-name="T6">if f != _NULL then</text:span></text:p>
            <text:p text:style-name="P3"><text:span text:style-name="T6"><text:s text:c="15"/></text:span><text:span text:style-name="T6">_fclose(f);</text:span></text:p>
            <text:p text:style-name="P3"><text:span text:style-name="T6"><text:s text:c="11"/></text:span><text:span text:style-name="T6">end</text:span></text:p>
            <text:p text:style-name="P3"><text:span text:style-name="T6"><text:s text:c="8"/></text:span><text:span text:style-name="T6">end</text:span></text:p>
            <text:p text:style-name="P3"><text:span text:style-name="T6"><text:s text:c="5"/></text:span><text:span text:style-name="T6">with</text:span></text:p>
            <text:p text:style-name="P3"><text:span text:style-name="T6"><text:s text:c="8"/></text:span><text:span text:style-name="T6">await excpt;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// OPERATIONS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draw:line draw:style-name="gr3" draw:text-style-name="P10" draw:layer="layout" svg:x1="12.901cm" svg:y1="11.43cm" svg:x2="16.076cm" svg:y2="11.43cm">
          <text:p/>
        </draw:lin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ceptions (trace)</text:p>
          </draw:text-box>
        </draw:frame>
        <draw:frame presentation:style-name="pr17" draw:text-style-name="P13" draw:layer="layout" svg:width="12.57cm" svg:height="12.443cm" svg:x="1.4cm" svg:y="5.08cm" presentation:class="outline" presentation:user-transformed="true">
          <draw:text-box>
            <text:list text:style-name="L4">
              <text:list-item>
                <text:p><text:span text:style-name="T16">Normal flow invokes read operation <text:s text:c="5"/>[norm]</text:span></text:p>
              </text:list-item>
              <text:list-item>
                <text:p><text:span text:style-name="T16">Read operation throws an exception <text:s text:c="5"/>[norm, read]</text:span></text:p>
              </text:list-item>
              <text:list-item>
                <text:p><text:span text:style-name="T17">Exception handler invokes finalizer <text:s text:c="6"/>[norm, read, hdlr]</text:span></text:p>
              </text:list-item>
              <text:list-item>
                <text:p><text:span text:style-name="T17">Finalizer closes the file <text:s text:c="26"/>[norm, read, hdlr]</text:span></text:p>
              </text:list-item>
              <text:list-item>
                <text:p><text:span text:style-name="T17">Exception handler terminates <text:s text:c="16"/>[ ]</text:span></text:p>
              </text:list-item>
            </text:list>
          </draw:text-box>
        </draw:frame>
        <draw:frame presentation:style-name="pr16" draw:text-style-name="P4" draw:layer="layout" svg:width="12.121cm" svg:height="14.025cm" svg:x="15.441cm" svg:y="4.536cm">
          <draw:text-box>
            <text:p text:style-name="P3"><text:span text:style-name="T6"/></text:p>
            <text:p text:style-name="P3"><text:span text:style-name="T6"><text:s text:c="2"/></text:span><text:span text:style-name="T6">// DECLARATIONS</text:span></text:p>
            <text:p text:style-name="P3"><text:span text:style-name="T6"><text:s text:c="2"/></text:span><text:span text:style-name="T6">par/or do</text:span></text:p>
            <text:p text:style-name="P3"><text:span text:style-name="T6"><text:s text:c="5"/></text:span><text:span text:style-name="T6">par/or do</text:span></text:p>
            <text:p text:style-name="P3"><text:span text:style-name="T6"><text:s text:c="8"/></text:span><text:span text:style-name="T6">do</text:span></text:p>
            <text:p text:style-name="P3"><text:span text:style-name="T6"><text:s text:c="11"/></text:span><text:span text:style-name="T6">// NORMAL FLOW</text:span></text:p>
            <text:p text:style-name="P3"><text:span text:style-name="T6"><text:s text:c="8"/></text:span><text:span text:style-name="T6">finally do</text:span></text:p>
            <text:p text:style-name="P3"><text:span text:style-name="T6"><text:s text:c="11"/></text:span><text:span text:style-name="T6">if f != _NULL then</text:span></text:p>
            <text:p text:style-name="P3"><text:span text:style-name="T6"><text:s text:c="15"/></text:span><text:span text:style-name="T6">_fclose(f);</text:span></text:p>
            <text:p text:style-name="P3"><text:span text:style-name="T6"><text:s text:c="11"/></text:span><text:span text:style-name="T6">end</text:span></text:p>
            <text:p text:style-name="P3"><text:span text:style-name="T6"><text:s text:c="8"/></text:span><text:span text:style-name="T6">end</text:span></text:p>
            <text:p text:style-name="P3"><text:span text:style-name="T6"><text:s text:c="5"/></text:span><text:span text:style-name="T6">with</text:span></text:p>
            <text:p text:style-name="P3"><text:span text:style-name="T6"><text:s text:c="8"/></text:span><text:span text:style-name="T6">await excpt;</text:span></text:p>
            <text:p text:style-name="P3"><text:span text:style-name="T6"><text:s text:c="8"/></text:span><text:span text:style-name="T10">emit $fin;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// OPERATIONS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9">
        <draw:frame presentation:style-name="pr3" draw:layer="layout" svg:width="25.199cm" svg:height="3.506cm" svg:x="1.4cm" svg:y="0.837cm" presentation:class="title">
          <draw:text-box>
            <text:p>Exceptions (recover)</text:p>
          </draw:text-box>
        </draw:frame>
        <draw:frame presentation:style-name="pr16" draw:text-style-name="P4" draw:layer="layout" svg:width="22.225cm" svg:height="14.004cm" svg:x="3.11cm" svg:y="4.645cm">
          <draw:text-box>
            <text:p text:style-name="P3"><text:span text:style-name="T6"/></text:p>
            <text:p text:style-name="P3"><text:span text:style-name="T6"><text:s text:c="2"/></text:span><text:span text:style-name="T6">// DECLARATIONS</text:span></text:p>
            <text:p text:style-name="P3"><text:span text:style-name="T6"><text:s text:c="2"/></text:span><text:span text:style-name="T6">par/or do</text:span></text:p>
            <text:p text:style-name="P3"><text:span text:style-name="T6"><text:s text:c="5"/></text:span><text:span text:style-name="T6">par/or do</text:span></text:p>
            <text:p text:style-name="P3"><text:span text:style-name="T6"><text:s text:c="8"/></text:span><text:span text:style-name="T6">// NORMAL FLOW <text:s text:c="13"/>// invoke</text:span></text:p>
            <text:p text:style-name="P3"><text:span text:style-name="T6"><text:s text:c="5"/></text:span><text:span text:style-name="T6">with</text:span></text:p>
            <text:p text:style-name="P3"><text:span text:style-name="T6"><text:s text:c="8"/></text:span><text:span text:style-name="T6">loop do</text:span></text:p>
            <text:p text:style-name="P3"><text:span text:style-name="T6"><text:s text:c="11"/></text:span><text:span text:style-name="T6">int err = await excpt; <text:s text:c="2"/>// catch</text:span></text:p>
            <text:p text:style-name="P3"><text:span text:style-name="T6"><text:s text:c="11"/></text:span><text:span text:style-name="T6">if err == 1 then</text:span></text:p>
            <text:p text:style-name="P3"><text:span text:style-name="T6"><text:s text:c="14"/></text:span><text:span text:style-name="T6">f = ... <text:s text:c="2"/>// creates new file</text:span></text:p>
            <text:p text:style-name="P3"><text:span text:style-name="T6"><text:s text:c="11"/></text:span><text:span text:style-name="T6">else/if err == 2 then</text:span></text:p>
            <text:p text:style-name="P3"><text:span text:style-name="T6"><text:s text:c="14"/></text:span><text:span text:style-name="T6">buf = ... // assigns default string</text:span></text:p>
            <text:p text:style-name="P3"><text:span text:style-name="T6"><text:s text:c="11"/></text:span><text:span text:style-name="T6">end</text:span></text:p>
            <text:p text:style-name="P3"><text:span text:style-name="T6"><text:s text:c="8"/></text:span><text:span text:style-name="T6">end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// OPERATIONS <text:s text:c="17"/>// throw</text:span></text:p>
            <text:p text:style-name="P3"><text:span text:style-name="T6"><text:s text:c="2"/></text:span><text:span text:style-name="T6">end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9">
        <draw:frame presentation:style-name="pr14" draw:text-style-name="P4" draw:layer="layout" svg:width="14.44cm" svg:height="13.859cm" svg:x="12.7cm" svg:y="4.64cm" presentation:class="subtitle" presentation:user-transformed="true">
          <draw:text-box>
            <text:p text:style-name="P3"><text:span text:style-name="T6"><text:s text:c="2"/></text:span><text:span text:style-name="T6">int tc, tf;</text:span></text:p>
            <text:p text:style-name="P3"><text:span text:style-name="T6"><text:s text:c="2"/></text:span><text:span text:style-name="T6">event int tc_evt, tf_evt;</text:span></text:p>
            <text:p text:style-name="P3"><text:span text:style-name="T6"><text:s text:c="2"/></text:span><text:span text:style-name="T6">par/or do</text:span></text:p>
            <text:p text:style-name="P3"><text:span text:style-name="T6"><text:s text:c="5"/></text:span><text:span text:style-name="T6">loop do</text:span></text:p>
            <text:p text:style-name="P3"><text:span text:style-name="T6"><text:s text:c="8"/></text:span><text:span text:style-name="T6">tc = await tc_evt;</text:span></text:p>
            <text:p text:style-name="P3"><text:span text:style-name="T6"><text:s text:c="8"/></text:span><text:span text:style-name="T6">emit tf_evt(9 * tc / 5 + 32);</text:span></text:p>
            <text:p text:style-name="P3"><text:span text:style-name="T6"><text:s text:c="5"/></text:span><text:span text:style-name="T6">end</text:span></text:p>
            <text:p text:style-name="P3"><text:span text:style-name="T6"><text:s text:c="2"/></text:span><text:span text:style-name="T6">with</text:span></text:p>
            <text:p text:style-name="P3"><text:span text:style-name="T6"><text:s text:c="5"/></text:span><text:span text:style-name="T6">loop do</text:span></text:p>
            <text:p text:style-name="P3"><text:span text:style-name="T6"><text:s text:c="8"/></text:span><text:span text:style-name="T6">tf = await tf_evt;</text:span></text:p>
            <text:p text:style-name="P3"><text:span text:style-name="T6"><text:s text:c="8"/></text:span><text:span text:style-name="T6">emit tc_evt(5 * (tf-32) / 9);</text:span></text:p>
            <text:p text:style-name="P3"><text:span text:style-name="T6"><text:s text:c="5"/></text:span><text:span text:style-name="T6">end</text:span></text:p>
            <text:p text:style-name="P3"><text:span text:style-name="T6"><text:s/></text:span><text:span text:style-name="T6">with</text:span></text:p>
            <text:p text:style-name="P3"><text:span text:style-name="T6"><text:s text:c="5"/></text:span><text:span text:style-name="T6">emit tc_evt(0);</text:span></text:p>
            <text:p text:style-name="P3"><text:span text:style-name="T6"><text:s text:c="5"/></text:span><text:span text:style-name="T6">... </text:span></text:p>
            <text:p text:style-name="P3"><text:span text:style-name="T6"><text:s text:c="5"/></text:span><text:span text:style-name="T6">emit tf_evt(100);</text:span></text:p>
            <text:p text:style-name="P3"><text:span text:style-name="T6"><text:s/></text:span><text:span text:style-name="T6">end</text:span></text:p>
            <text:p text:style-name="P3"><text:span text:style-name="T6"/></text:p>
          </draw:text-box>
        </draw:frame>
        <draw:frame presentation:style-name="pr6" draw:layer="layout" svg:width="25.199cm" svg:height="3.506cm" svg:x="1.4cm" svg:y="0.837cm" presentation:class="title">
          <draw:text-box>
            <text:p>Dataflow</text:p>
          </draw:text-box>
        </draw:frame>
        <draw:frame presentation:style-name="pr18" draw:text-style-name="P12" draw:layer="layout" svg:width="11.934cm" svg:height="13.461cm" svg:x="0.901cm" svg:y="4.445cm" presentation:class="outline" presentation:user-transformed="true">
          <draw:text-box>
            <text:p><text:span text:style-name="T15"/></text:p>
            <text:p><text:span text:style-name="T15"/></text:p>
            <text:list text:style-name="L2">
              <text:list-item>
                <text:p><text:span text:style-name="T16">Track temperature</text:span></text:p>
                <text:list>
                  <text:list-item>
                    <text:p><text:span text:style-name="T18">Celcius/Fahrenheit</text:span></text:p>
                  </text:list-item>
                  <text:list-item>
                    <text:p><text:span text:style-name="T18">mutual dependency</text:span></text:p>
                  </text:list-item>
                  <text:list-item>
                    <text:p><text:span text:style-name="T18">rely on non-reentrancy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p><text:span text:style-name="T16">Other languages</text:span></text:p>
                <text:list>
                  <text:list-item>
                    <text:p><text:span text:style-name="T18">delay op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378</meta:editing-cycles>
    <meta:editing-duration>P14DT56M34S</meta:editing-duration>
    <meta:initial-creator>chico </meta:initial-creator>
    <dc:date>2013-01-19T08:45:46</dc:date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